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0df" officeooo:paragraph-rsid="000500df"/>
    </style:style>
    <style:style style:name="P2" style:family="paragraph" style:parent-style-name="Standard">
      <style:text-properties officeooo:rsid="000500df" officeooo:paragraph-rsid="0007d7dc"/>
    </style:style>
    <style:style style:name="P3" style:family="paragraph" style:parent-style-name="Standard">
      <style:text-properties officeooo:rsid="0007d7dc" officeooo:paragraph-rsid="0007d7dc"/>
    </style:style>
    <style:style style:name="P4" style:family="paragraph" style:parent-style-name="Standard">
      <style:text-properties officeooo:paragraph-rsid="0007d7dc"/>
    </style:style>
    <style:style style:name="T1" style:family="text">
      <style:text-properties officeooo:rsid="0006b6d4"/>
    </style:style>
    <style:style style:name="T2" style:family="text">
      <style:text-properties officeooo:rsid="0007d7dc"/>
    </style:style>
    <style:style style:name="T3" style:family="text">
      <style:text-properties officeooo:rsid="0008d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do jogo: BitMon</text:p>
      <text:p text:style-name="P1"/>
      <text:p text:style-name="P1">O jogo é um simulador de bicho de estimação no estilo de Tamagotchi;</text:p>
      <text:p text:style-name="P1"/>
      <text:p text:style-name="P2">- A vida do animal varia de -<text:span text:style-name="T1">10</text:span> a <text:span text:style-name="T1">1</text:span>0, tendo como valor inicial 0;</text:p>
      <text:p text:style-name="P2">- <text:span text:style-name="T1">Caso a vida do animal chegue a -50, ele fugirá;</text:span></text:p>
      <text:p text:style-name="P2">- <text:span text:style-name="T1">Tempo de vida definido por quantidade de ação disponível, variando de 15 a 100 turnos, mas o jogador não terá conhecimento;</text:span></text:p>
      <text:p text:style-name="P2">- <text:span text:style-name="T1">Haverá barra de saciedade que chegando a 0, ele vai te comer. A barra iniciará com 5 pontos. Cada alimento carregará a barra com valores definido para cada animal e algum poderá causar alergia e morte instantânea;</text:span></text:p>
      <text:p text:style-name="P1">- As ações realizáveis pelo jogador será dividido entre brincar, alimentar e skinship. Cada ação será escrito em um arquivo .txt;</text:p>
      <text:p text:style-name="P1">- Cada ação tem influência na vida do animal definido randomicamente de 1,0; 0,5; 0; -0,5 e -1,0;</text:p>
      <text:p text:style-name="P1">- Repetição de ação causa dano de -0,5 caso seja positivo ou neutro ou nulo ou dano em dobro caso a ação seja negativa;</text:p>
      <text:p text:style-name="P1">- Cada rodada terá uma ação valendo +2,0 e outra de -2,0 sem critério (um positivo pode valer -2,0 e vice-versa);</text:p>
      <text:p text:style-name="P1">- Após cada turno retornará o status do animal;</text:p>
      <text:p text:style-name="P1">- Para cada turno o usuário deverá escolher uma ação;</text:p>
      <text:p text:style-name="P1">- <text:span text:style-name="T1">Skinship utilizado 3 vezes seguido faz o bicho fugir de casa, mas consome apenas 1 ponto de saciedade;</text:span></text:p>
      <text:p text:style-name="P1">- <text:span text:style-name="T2">Brincar pode ser utilizado quantas vezes quiser, mas consome 2 pontos de saciedade;</text:span></text:p>
      <text:p text:style-name="P1"/>
      <text:p text:style-name="P3">Interação:</text:p>
      <text:p text:style-name="P3">O Enquirer iniciará um novo jogo e fará uma ação. O responder pegará a ação, fará os ajustes nos status do animal e retornará o que foi afetado no animal e o seu novo status. Baseado na reação do animal o Enquirer vai guardar a informação para saber se a ação deverá ser utilizada novamente ou não.</text:p>
      <text:p text:style-name="P3"/>
      <text:p text:style-name="P3">Exemplos:<text:line-break/>Brincar – Street Fighter</text:p>
      <text:p text:style-name="P4"><text:span text:style-name="T2">imprime na tela:<text:line-break/></text:span>　　　　　ハ=ﾊ　　　　　　<text:line-break/>　　～~(　`･ω)　　　　 ＿)￣￣ヽ<text:line-break/>　　 ≪ﾞﾞﾞﾞ了ﾆつ　＿―　__-￣ヽ　）<text:line-break/>　　 .ノVララﾆ⊃　　―＿. -＿ノ　）<text:line-break/>　 （＿_ノ￣(＿)　　　　　 )＿＿_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0:44:41.238414784</meta:creation-date>
    <dc:date>2015-03-18T21:35:39.625464845</dc:date>
    <meta:editing-duration>PT4M27S</meta:editing-duration>
    <meta:editing-cycles>1</meta:editing-cycles>
    <meta:document-statistic meta:table-count="0" meta:image-count="0" meta:object-count="0" meta:page-count="1" meta:paragraph-count="18" meta:word-count="358" meta:character-count="1746" meta:non-whitespace-character-count="1418"/>
    <meta:generator>LibreOffice/4.2.7.2$Linux_X86_64 LibreOffice_project/420m0$Build-2</meta:generator>
  </office:meta>
</office:document-meta>
</file>